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11.8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 office:value-type="string" calcext:value-type="string">
            <text:p>ስእልታት ንምዕቃብ፡ Integreat ናብቲ ጋለሪ/መኽዘን ስእሊ ናይ ምእታው ፍቓድ የድልዮ።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